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ogbackConfigurer: LogstashEncoder, all field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rkersCount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amCou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3.585" calcext:value-type="float">
            <text:p>1333.585</text:p>
          </table:table-cell>
          <table:table-cell office:value-type="float" office:value="1459.069" calcext:value-type="float">
            <text:p>1459.069</text:p>
          </table:table-cell>
          <table:table-cell office:value-type="float" office:value="1581.471" calcext:value-type="float">
            <text:p>1581.471</text:p>
          </table:table-cell>
          <table:table-cell office:value-type="float" office:value="1635.964" calcext:value-type="float">
            <text:p>1635.964</text:p>
          </table:table-cell>
          <table:table-cell office:value-type="float" office:value="1831.029" calcext:value-type="float">
            <text:p>1831.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2.467" calcext:value-type="float">
            <text:p>1372.467</text:p>
          </table:table-cell>
          <table:table-cell office:value-type="float" office:value="1542.675" calcext:value-type="float">
            <text:p>1542.675</text:p>
          </table:table-cell>
          <table:table-cell office:value-type="float" office:value="1625.622" calcext:value-type="float">
            <text:p>1625.622</text:p>
          </table:table-cell>
          <table:table-cell office:value-type="float" office:value="1730.938" calcext:value-type="float">
            <text:p>1730.938</text:p>
          </table:table-cell>
          <table:table-cell office:value-type="float" office:value="1880.809" calcext:value-type="float">
            <text:p>1880.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3.549" calcext:value-type="float">
            <text:p>1423.549</text:p>
          </table:table-cell>
          <table:table-cell office:value-type="float" office:value="1575.497" calcext:value-type="float">
            <text:p>1575.497</text:p>
          </table:table-cell>
          <table:table-cell office:value-type="float" office:value="1737.963" calcext:value-type="float">
            <text:p>1737.963</text:p>
          </table:table-cell>
          <table:table-cell office:value-type="float" office:value="1753.167" calcext:value-type="float">
            <text:p>1753.167</text:p>
          </table:table-cell>
          <table:table-cell office:value-type="float" office:value="1964.858" calcext:value-type="float">
            <text:p>1964.8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8.878" calcext:value-type="float">
            <text:p>1548.878</text:p>
          </table:table-cell>
          <table:table-cell office:value-type="float" office:value="1709.719" calcext:value-type="float">
            <text:p>1709.719</text:p>
          </table:table-cell>
          <table:table-cell office:value-type="float" office:value="1844.757" calcext:value-type="float">
            <text:p>1844.757</text:p>
          </table:table-cell>
          <table:table-cell office:value-type="float" office:value="1922.507" calcext:value-type="float">
            <text:p>1922.507</text:p>
          </table:table-cell>
          <table:table-cell office:value-type="float" office:value="2083.584" calcext:value-type="float">
            <text:p>2083.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65.642" calcext:value-type="float">
            <text:p>1765.642</text:p>
          </table:table-cell>
          <table:table-cell office:value-type="float" office:value="1982.34" calcext:value-type="float">
            <text:p>1982.34</text:p>
          </table:table-cell>
          <table:table-cell office:value-type="float" office:value="2051.04" calcext:value-type="float">
            <text:p>2051.04</text:p>
          </table:table-cell>
          <table:table-cell office:value-type="float" office:value="2094.912" calcext:value-type="float">
            <text:p>2094.912</text:p>
          </table:table-cell>
          <table:table-cell office:value-type="float" office:value="2326.281" calcext:value-type="float">
            <text:p>2326.2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w Diff</text:p>
          </table:table-cell>
          <table:table-cell table:formula="of:=[.B7]-[.B6]" office:value-type="float" office:value="38.8820000000001" calcext:value-type="float">
            <text:p>38.8820000000001</text:p>
          </table:table-cell>
          <table:table-cell table:formula="of:=[.C7]-[.C6]" office:value-type="float" office:value="83.606" calcext:value-type="float">
            <text:p>83.606</text:p>
          </table:table-cell>
          <table:table-cell table:formula="of:=[.D7]-[.D6]" office:value-type="float" office:value="44.1510000000001" calcext:value-type="float">
            <text:p>44.1510000000001</text:p>
          </table:table-cell>
          <table:table-cell table:formula="of:=[.E7]-[.E6]" office:value-type="float" office:value="94.9740000000002" calcext:value-type="float">
            <text:p>94.9740000000002</text:p>
          </table:table-cell>
          <table:table-cell table:formula="of:=[.F7]-[.F6]" office:value-type="float" office:value="49.78" calcext:value-type="float">
            <text:p>49.78</text:p>
          </table:table-cell>
        </table:table-row>
        <table:table-row table:style-name="ro1">
          <table:table-cell/>
          <table:table-cell table:formula="of:=[.B8]-[.B7]" office:value-type="float" office:value="51.0819999999999" calcext:value-type="float">
            <text:p>51.0819999999999</text:p>
          </table:table-cell>
          <table:table-cell table:formula="of:=[.C8]-[.C7]" office:value-type="float" office:value="32.8220000000001" calcext:value-type="float">
            <text:p>32.8220000000001</text:p>
          </table:table-cell>
          <table:table-cell table:formula="of:=[.D8]-[.D7]" office:value-type="float" office:value="112.341" calcext:value-type="float">
            <text:p>112.341</text:p>
          </table:table-cell>
          <table:table-cell table:formula="of:=[.E8]-[.E7]" office:value-type="float" office:value="22.2289999999998" calcext:value-type="float">
            <text:p>22.2289999999998</text:p>
          </table:table-cell>
          <table:table-cell table:formula="of:=[.F8]-[.F7]" office:value-type="float" office:value="84.049" calcext:value-type="float">
            <text:p>84.049</text:p>
          </table:table-cell>
        </table:table-row>
        <table:table-row table:style-name="ro1">
          <table:table-cell/>
          <table:table-cell table:formula="of:=[.B9]-[.B8]" office:value-type="float" office:value="125.329" calcext:value-type="float">
            <text:p>125.329</text:p>
          </table:table-cell>
          <table:table-cell table:formula="of:=[.C9]-[.C8]" office:value-type="float" office:value="134.222" calcext:value-type="float">
            <text:p>134.222</text:p>
          </table:table-cell>
          <table:table-cell table:formula="of:=[.D9]-[.D8]" office:value-type="float" office:value="106.794" calcext:value-type="float">
            <text:p>106.794</text:p>
          </table:table-cell>
          <table:table-cell table:formula="of:=[.E9]-[.E8]" office:value-type="float" office:value="169.34" calcext:value-type="float">
            <text:p>169.34</text:p>
          </table:table-cell>
          <table:table-cell table:formula="of:=[.F9]-[.F8]" office:value-type="float" office:value="118.726" calcext:value-type="float">
            <text:p>118.726</text:p>
          </table:table-cell>
        </table:table-row>
        <table:table-row table:style-name="ro1">
          <table:table-cell/>
          <table:table-cell table:formula="of:=[.B10]-[.B9]" office:value-type="float" office:value="216.764" calcext:value-type="float">
            <text:p>216.764</text:p>
          </table:table-cell>
          <table:table-cell table:formula="of:=[.C10]-[.C9]" office:value-type="float" office:value="272.621" calcext:value-type="float">
            <text:p>272.621</text:p>
          </table:table-cell>
          <table:table-cell table:formula="of:=[.D10]-[.D9]" office:value-type="float" office:value="206.283" calcext:value-type="float">
            <text:p>206.283</text:p>
          </table:table-cell>
          <table:table-cell table:formula="of:=[.E10]-[.E9]" office:value-type="float" office:value="172.405" calcext:value-type="float">
            <text:p>172.405</text:p>
          </table:table-cell>
          <table:table-cell table:formula="of:=[.F10]-[.F9]" office:value-type="float" office:value="242.697" calcext:value-type="float">
            <text:p>242.6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umn Diff</text:p>
          </table:table-cell>
          <table:table-cell/>
          <table:table-cell table:formula="of:=[.C6]-[.B6]" office:value-type="float" office:value="125.484" calcext:value-type="float">
            <text:p>125.484</text:p>
          </table:table-cell>
          <table:table-cell table:formula="of:=[.D6]-[.C6]" office:value-type="float" office:value="122.402" calcext:value-type="float">
            <text:p>122.402</text:p>
          </table:table-cell>
          <table:table-cell table:formula="of:=[.E6]-[.D6]" office:value-type="float" office:value="54.4929999999999" calcext:value-type="float">
            <text:p>54.4929999999999</text:p>
          </table:table-cell>
          <table:table-cell table:formula="of:=[.F6]-[.E6]" office:value-type="float" office:value="195.065" calcext:value-type="float">
            <text:p>195.065</text:p>
          </table:table-cell>
        </table:table-row>
        <table:table-row table:style-name="ro1">
          <table:table-cell table:number-columns-repeated="2"/>
          <table:table-cell table:formula="of:=[.C7]-[.B7]" office:value-type="float" office:value="170.208" calcext:value-type="float">
            <text:p>170.208</text:p>
          </table:table-cell>
          <table:table-cell table:formula="of:=[.D7]-[.C7]" office:value-type="float" office:value="82.9470000000001" calcext:value-type="float">
            <text:p>82.9470000000001</text:p>
          </table:table-cell>
          <table:table-cell table:formula="of:=[.E7]-[.D7]" office:value-type="float" office:value="105.316" calcext:value-type="float">
            <text:p>105.316</text:p>
          </table:table-cell>
          <table:table-cell table:formula="of:=[.F7]-[.E7]" office:value-type="float" office:value="149.871" calcext:value-type="float">
            <text:p>149.871</text:p>
          </table:table-cell>
        </table:table-row>
        <table:table-row table:style-name="ro1">
          <table:table-cell table:number-columns-repeated="2"/>
          <table:table-cell table:formula="of:=[.C8]-[.B8]" office:value-type="float" office:value="151.948" calcext:value-type="float">
            <text:p>151.948</text:p>
          </table:table-cell>
          <table:table-cell table:formula="of:=[.D8]-[.C8]" office:value-type="float" office:value="162.466" calcext:value-type="float">
            <text:p>162.466</text:p>
          </table:table-cell>
          <table:table-cell table:formula="of:=[.E8]-[.D8]" office:value-type="float" office:value="15.204" calcext:value-type="float">
            <text:p>15.204</text:p>
          </table:table-cell>
          <table:table-cell table:formula="of:=[.F8]-[.E8]" office:value-type="float" office:value="211.691" calcext:value-type="float">
            <text:p>211.691</text:p>
          </table:table-cell>
        </table:table-row>
        <table:table-row table:style-name="ro1">
          <table:table-cell table:number-columns-repeated="2"/>
          <table:table-cell table:formula="of:=[.C9]-[.B9]" office:value-type="float" office:value="160.841" calcext:value-type="float">
            <text:p>160.841</text:p>
          </table:table-cell>
          <table:table-cell table:formula="of:=[.D9]-[.C9]" office:value-type="float" office:value="135.038" calcext:value-type="float">
            <text:p>135.038</text:p>
          </table:table-cell>
          <table:table-cell table:formula="of:=[.E9]-[.D9]" office:value-type="float" office:value="77.75" calcext:value-type="float">
            <text:p>77.75</text:p>
          </table:table-cell>
          <table:table-cell table:formula="of:=[.F9]-[.E9]" office:value-type="float" office:value="161.077" calcext:value-type="float">
            <text:p>161.077</text:p>
          </table:table-cell>
        </table:table-row>
        <table:table-row table:style-name="ro1">
          <table:table-cell table:number-columns-repeated="2"/>
          <table:table-cell table:formula="of:=[.C10]-[.B10]" office:value-type="float" office:value="216.698" calcext:value-type="float">
            <text:p>216.698</text:p>
          </table:table-cell>
          <table:table-cell table:formula="of:=[.D10]-[.C10]" office:value-type="float" office:value="68.7" calcext:value-type="float">
            <text:p>68.7</text:p>
          </table:table-cell>
          <table:table-cell table:formula="of:=[.E10]-[.D10]" office:value-type="float" office:value="43.8719999999998" calcext:value-type="float">
            <text:p>43.8719999999998</text:p>
          </table:table-cell>
          <table:table-cell table:formula="of:=[.F10]-[.E10]" office:value-type="float" office:value="231.369" calcext:value-type="float">
            <text:p>231.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6T18:26:03.648814551</meta:creation-date>
    <dc:date>2020-02-16T18:31:35.655325693</dc:date>
    <meta:editing-duration>PT5M32S</meta:editing-duration>
    <meta:editing-cycles>1</meta:editing-cycles>
    <meta:generator>LibreOffice/6.3.4.2.0$Linux_X86_64 LibreOffice_project/30$Build-2</meta:generator>
    <meta:document-statistic meta:table-count="1" meta:cell-count="80" meta:object-count="0"/>
  </office:meta>
</office:document-meta>
</file>